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97e4" officeooo:paragraph-rsid="000e97e4"/>
    </style:style>
    <style:style style:name="P2" style:family="paragraph" style:parent-style-name="Standard">
      <style:paragraph-properties fo:text-align="center" style:justify-single-word="false"/>
      <style:text-properties officeooo:rsid="000e97e4" officeooo:paragraph-rsid="000e97e4"/>
    </style:style>
    <style:style style:name="T1" style:family="text">
      <style:text-properties officeooo:rsid="000ea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enharia de Software Orientado à modelos</text:p>
      <text:p text:style-name="P1"/>
      <text:p text:style-name="P1">Yuri Ferreira Bittencourt</text:p>
      <text:p text:style-name="P1"/>
      <text:p text:style-name="P1"/>
      <text:p text:style-name="P1">O desenvolvimento dos modelos é bem claro, ainda que a criação seja um pouco massante e de certa forma repetitiva. Pude seguir os tutoriais e percebi bem, a interface com o pallette drag &amp; drop facilita muito o trabalho, <text:s/>é uma pena que os tutoriais me deixaram meio confuso no tocante ao ambiente que ora alternava no modelo ora no editor, se eu dominasse bem a ferramenta certamente a usaria. A Engenharia de Software orientada à modelos é bem expressada na ferramenta, <text:span text:style-name="T1">especificação</text:span> do modelo e <text:span text:style-name="T1">geração de código a partir do mode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23:11:28.961000000</meta:creation-date>
    <dc:date>2019-05-13T23:23:37.206000000</dc:date>
    <meta:editing-duration>PT1M8S</meta:editing-duration>
    <meta:editing-cycles>1</meta:editing-cycles>
    <meta:document-statistic meta:table-count="0" meta:image-count="0" meta:object-count="0" meta:page-count="1" meta:paragraph-count="3" meta:word-count="102" meta:character-count="602" meta:non-whitespace-character-count="502"/>
    <meta:generator>LibreOffice/5.4.0.3$Windows_x86 LibreOffice_project/7556cbc6811c9d992f4064ab9287069087d7f62c</meta:generator>
  </office:meta>
</office:document-meta>
</file>